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109a"/>
    </style:style>
    <style:style style:name="P2" style:family="paragraph" style:parent-style-name="Standard">
      <style:paragraph-properties fo:text-align="center" style:justify-single-word="false"/>
      <style:text-properties officeooo:paragraph-rsid="001f10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ля реализации цели исследования поставлены следующие задачи:</text:p>
      <text:p text:style-name="Standard"><text:s text:c="4"/>1. На основе анализа учебно-методической литературы определить классификацию ЭОР, а также методы, способствующие активизации творческой деятельности учащихся.</text:p>
      <text:p text:style-name="Standard"><text:s text:c="4"/>2. Разработать методические рекомендации и ресурсы для педагогов, соответствующие принципам создания ЭОР с учётом современных технологических возможностей для развития творческих способностей.</text:p>
      <text:p text:style-name="Standard">3. Провести педагогический эксперимент для проверки эффективности разработанных электронных ресурсов и сравнения уровня усвоения информации, что напрямую связано с общим развитием способностей обучающихся, включая в том числе и творческие способности.</text:p>
      <text:p text:style-name="Standard"/>
      <text:p text:style-name="P1">…</text:p>
      <text:p text:style-name="P2"><text:line-break/>Заключение</text:p>
      <text:p text:style-name="Standard"><text:s text:c="2"/>В ходе исследования была поставлена цель – теоретически и практически обосновать технологию разработки электронных образовательных ресурсов (ЭОР), направленных на активизацию творческой деятельности учащихся на уроках информатики и ИКТ. Для её реализации были сформулированы три основные задачи, каждая из которых была успешно решена.</text:p>
      <text:p text:style-name="Standard"><text:s text:c="4"/>1. Определение классификации и методов активизации творческой деятельности с использованием ЭОР</text:p>
      <text:p text:style-name="Standard">В результате анализа учебно-методической литературы была выбрана наиболее удачная классификация ЭОР – по типу, так как она позволяет распределять ресурсы по понятным и доступным категориям. Это даёт возможность учителям и учащимся легко ориентироваться в разнообразии образовательных инструментов. Кроме того, в рамках исследования были изучены методы активизации творческой деятельности, среди которых особое внимание уделено адаптивным образовательным системам, интерактивным помощникам, генеративным технологиям, анализу данных, инклюзивным решениям и методам контроля знаний. Эти технологии, основанные на искусственном интеллекте, позволяют персонализировать обучение, повысить мотивацию учащихся и обеспечить интерактивность образовательного процесса.</text:p>
      <text:p text:style-name="Standard"><text:s text:c="4"/>2. Разработка методических рекомендаций и образовательных ресурсов</text:p>
      <text:p text:style-name="Standard">Были сформулированы методические рекомендации по интеграции ЭОР в учебный процесс. В ходе анализа локальных и онлайн-ресурсов было выявлено, что оба подхода обладают своими преимуществами и ограничениями. Локальные ЭОР обеспечивают большую автономность, гибкость в адаптации под конкретные учебные программы и позволяют глубже погрузиться в технические аспекты искусственного интеллекта. В то же время онлайн-ресурсы отличаются высокой интерактивностью, доступностью и возможностью мгновенной обратной связи, что делает их более удобными для вовлечения учащихся и быстрого усвоения сложных концепций. Разработанные рекомендации включают критерии выбора ресурсов, принципы организации учебного процесса и способы сочетания различных форматов обучения для максимального развития творческих способностей учащихся.</text:p>
      <text:p text:style-name="Standard"><text:s text:c="4"/>3. Проведение педагогического эксперимента и оценка эффективности разработанных ЭОР</text:p>
      <text:p text:style-name="Standard">В рамках исследования был проведён эксперимент, в котором приняли участие две группы учащихся: одна использовала локальные ЭОР, а другая – онлайн-ресурсы. Результаты показали, что оба подхода способствуют повышению успеваемости и развитию творческих способностей, однако группа, работавшая с онлайн-ЭОР, продемонстрировала несколько более высокие показатели усвоения материала. Это связано с большей интерактивностью, мультимедийной поддержкой и возможностью повторного обращения к материалам. Тем не менее, локальные ЭОР также доказали свою эффективность, особенно в аспекте глубокого изучения технических деталей и принципов работы алгоритмов ИИ. Таким образом, <text:soft-page-break/>оптимальной стратегией является сочетание обоих подходов в зависимости от целей и условий конкретного урока.</text:p>
      <text:p text:style-name="Standard"><text:s text:c="2"/>Таким образом, поставленные в исследовании задачи были успешно решены. Разработанная методика подтверждает, что грамотная интеграция электронных образовательных ресурсов, особенно с использованием технологий искусственного интеллекта, способствует активизации творческой деятельности учащихся, повышению их мотивации и более глубокому усвоению учебного материала. Дальнейшие исследования могут быть направлены на совершенствование методик адаптации ЭОР под индивидуальные образовательные траектории и развитие инструментов для оценки творческой активности учащихся в цифровой образовательной среде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2:08:13.363000000</meta:creation-date>
    <dc:date>2025-02-07T12:08:53.151000000</dc:date>
    <meta:editing-duration>PT39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14" meta:word-count="483" meta:character-count="4213" meta:non-whitespace-character-count="3716"/>
  </office:meta>
</office:document-meta>
</file>